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padding-top="0cm" fo:padding-bottom="0cm" fo:padding-left="0.1cm" fo:padding-right="0.1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fo:font-size="7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11pt"/>
    </style:style>
    <style:style style:name="T2" style:family="text">
      <style:text-properties fo:font-size="7pt"/>
    </style:style>
    <style:style style:name="T3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cm" svg:height="5.4cm" svg:x="12.935cm" svg:y="6.03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2cm" svg:height="2.194cm" svg:x="3.935cm" svg:y="5.435cm">
          <text:p text:style-name="P2"><text:span text:style-name="T1">Aggregated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6cm" svg:height="1.694cm" svg:x="1.235cm" svg:y="9.241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3" draw:layer="layout" svg:width="2.6cm" svg:height="1.694cm" svg:x="4.235cm" svg:y="9.241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2.6cm" svg:height="1.694cm" svg:x="7.235cm" svg:y="9.235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535cm" svg:y1="7.629cm" svg:x2="2.535cm" svg:y2="9.241cm" draw:start-shape="id1" draw:start-glue-point="2" draw:end-shape="id2" draw:end-glue-point="0">
          <text:p text:style-name="P6"/>
        </draw:connector>
        <draw:connector draw:style-name="gr3" draw:text-style-name="P1" draw:layer="layout" draw:type="line" svg:x1="5.535cm" svg:y1="7.629cm" svg:x2="5.535cm" svg:y2="9.241cm" draw:start-shape="id1" draw:start-glue-point="2" draw:end-shape="id3" draw:end-glue-point="0">
          <text:p text:style-name="P6"/>
        </draw:connector>
        <draw:connector draw:style-name="gr3" draw:text-style-name="P1" draw:layer="layout" draw:type="line" svg:x1="5.535cm" svg:y1="7.629cm" svg:x2="8.535cm" svg:y2="9.235cm" draw:start-shape="id1" draw:start-glue-point="2" draw:end-shape="id4" draw:end-glue-point="0">
          <text:p text:style-name="P6"/>
        </draw:connector>
        <draw:g draw:id="id6">
          <draw:custom-shape draw:style-name="gr4" draw:text-style-name="P1" draw:layer="layout" svg:width="1.4cm" svg:height="1.7cm" svg:x="17.935cm" svg:y="9.3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1.4cm" svg:height="1.7cm" svg:x="17.835cm" svg:y="9.2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4" draw:layer="layout" svg:width="1.4cm" svg:height="1.7cm" svg:x="17.735cm" svg:y="9.135cm">
            <text:p text:style-name="P3"><text:span text:style-name="T1">CS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2" draw:text-style-name="P3" draw:id="id7" draw:layer="layout" svg:width="3.2cm" svg:height="2.194cm" svg:x="14.635cm" svg:y="19.141cm">
          <text:p text:style-name="P2"><text:span text:style-name="T1">WYSIWYG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535cm" svg:y1="10.929cm" svg:x2="11.435cm" svg:y2="15.735cm" draw:start-shape="id4" draw:start-glue-point="2" draw:end-shape="id5" draw:end-glue-point="0">
          <text:p text:style-name="P6"/>
        </draw:connector>
        <draw:connector draw:style-name="gr6" draw:text-style-name="P1" draw:layer="layout" draw:type="line" svg:x1="18.535cm" svg:y1="11.035cm" svg:x2="16.235cm" svg:y2="19.141cm" draw:start-shape="id6" draw:start-glue-point="2" draw:end-shape="id7" draw:end-glue-point="0">
          <text:p text:style-name="P6"/>
        </draw:connector>
        <draw:g draw:id="id8">
          <draw:custom-shape draw:style-name="gr4" draw:text-style-name="P1" draw:layer="layout" svg:width="1.4cm" svg:height="1.7cm" svg:x="13.735cm" svg:y="6.9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1.4cm" svg:height="1.7cm" svg:x="13.635cm" svg:y="6.8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5" draw:layer="layout" svg:width="1.4cm" svg:height="1.7cm" svg:x="13.535cm" svg:y="6.735cm">
            <text:p text:style-name="P5"><text:span text:style-name="T2">Schema / RelaxNG</text:span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6" draw:text-style-name="P1" draw:layer="layout" draw:type="line" svg:x1="14.335cm" svg:y1="8.635cm" svg:x2="11.718cm" svg:y2="12.035cm" draw:start-shape="id8" draw:start-glue-point="2" draw:end-shape="id9" draw:end-glue-point="0">
          <text:p text:style-name="P6"/>
        </draw:connector>
        <draw:frame draw:style-name="gr8" draw:text-style-name="P7" draw:layer="layout" svg:width="2.436cm" svg:height="0.247cm" svg:x="17.299cm" svg:y="6.135cm">
          <draw:text-box>
            <text:p text:style-name="P6"><text:span text:style-name="T3">Associated Documents</text:span></text:p>
          </draw:text-box>
        </draw:frame>
        <draw:custom-shape draw:style-name="gr2" draw:text-style-name="P3" draw:id="id9" draw:layer="layout" svg:width="2.6cm" svg:height="1.694cm" svg:x="10.418cm" svg:y="12.035cm">
          <text:p text:style-name="P2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.718cm" svg:y1="13.729cm" svg:x2="16.235cm" svg:y2="19.141cm" draw:start-shape="id9" draw:start-glue-point="2" draw:end-shape="id7" draw:end-glue-point="0">
          <text:p text:style-name="P6"/>
        </draw:connector>
        <draw:connector draw:style-name="gr6" draw:text-style-name="P1" draw:layer="layout" draw:type="line" svg:x1="8.535cm" svg:y1="10.929cm" svg:x2="11.718cm" svg:y2="12.035cm" draw:start-shape="id4" draw:start-glue-point="2" draw:end-shape="id9" draw:end-glue-point="0">
          <text:p text:style-name="P6"/>
        </draw:connector>
        <draw:g draw:id="id10">
          <draw:custom-shape draw:style-name="gr4" draw:text-style-name="P1" draw:layer="layout" svg:width="1.4cm" svg:height="1.7cm" svg:x="15.835cm" svg:y="8.1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1.4cm" svg:height="1.7cm" svg:x="15.735cm" svg:y="8.0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4" draw:layer="layout" svg:width="1.4cm" svg:height="1.7cm" svg:x="15.635cm" svg:y="7.935cm">
            <text:p text:style-name="P3"><text:span text:style-name="T1">XSL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6" draw:text-style-name="P1" draw:layer="layout" draw:type="line" svg:x1="16.435cm" svg:y1="9.835cm" svg:x2="11.435cm" svg:y2="15.735cm" draw:start-shape="id10" draw:start-glue-point="2" draw:end-shape="id5" draw:end-glue-point="0">
          <text:p text:style-name="P6"/>
        </draw:connector>
        <draw:custom-shape draw:style-name="gr2" draw:text-style-name="P3" draw:id="id5" draw:layer="layout" svg:width="2.6cm" svg:height="1.694cm" svg:x="10.135cm" svg:y="15.735cm">
          <text:p text:style-name="P2"><text:span text:style-name="T1">XSLT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.435cm" svg:y1="17.429cm" svg:x2="16.235cm" svg:y2="19.141cm" draw:start-shape="id5" draw:start-glue-point="2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Andreas Wuest</meta:initial-creator>
    <meta:creation-date>2006-04-23T23:25:23</meta:creation-date>
    <dc:creator>Andreas Wuest</dc:creator>
    <dc:date>2006-04-24T00:11:05</dc:date>
    <dc:language>en-US</dc:language>
    <meta:editing-cycles>6</meta:editing-cycles>
    <meta:editing-duration>PT45M4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